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0" style:font-name="Arial" fo:font-size="16pt" fo:language="cs" fo:country="CZ" style:text-underline-style="none" style:font-size-asian="16pt" style:font-size-complex="16pt"/>
    </style:style>
    <style:style style:name="P2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cc3300" style:font-name="Arial" fo:font-size="16pt" fo:language="cs" fo:country="CZ" style:text-underline-style="none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0" style:font-name="Arial" fo:font-size="16pt" fo:language="cs" fo:country="CZ" style:text-underline-style="none" style:font-size-asian="16pt" style:font-size-complex="16pt"/>
    </style:style>
    <style:style style:name="P4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0" style:font-name="Arial" fo:font-size="16pt" fo:language="cs" fo:country="CZ" style:text-underline-style="none" fo:font-weight="normal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cc3300" style:font-name="Arial" fo:font-size="16pt" fo:language="cs" fo:country="CZ" style:text-underline-style="none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cc3300" style:font-name="Arial" fo:font-size="16pt" fo:language="cs" fo:country="CZ" style:text-underline-style="none" fo:font-weight="normal" style:font-size-asian="16pt" style:font-weight-asian="normal" style:font-size-complex="16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UTORSKÝ ZÁKON</text:p>
      <text:p text:style-name="P1">Ke dni zveřejnění této stránky (1.6. 2021) <text:s/>jsem vytvořil titulky ke třem videím Ajahna B<text:span text:style-name="T1">rahma</text:span>. Autorský zákon <text:s/><text:span text:style-name="T1">[ </text:span><text:span text:style-name="T3">zákon č. 121/2000 </text:span><text:span text:style-name="T2">]</text:span> chrání moji práci, kterou vložil do tvorby těchto titulků. To ale není přesně to, co bych chtěl. České i slovenské buddhistické komunitě – té současné i té v budoucnosti – <text:s/>bych chtěl nechat <text:span text:style-name="T1">tento vzkaz</text:span>:</text:p>
      <text:p text:style-name="P1"/>
      <text:p text:style-name="P1">„Ahoj. Určitě neváhejte. Všechno, co jsem vytvořil, můžete použít, jak jen budete chtít. Nemusíte ani nikde uvádět moje jméno. Máte povolení moji práci použít.“</text:p>
      <text:p text:style-name="P1"/>
      <text:p text:style-name="P1">To ale udělat nemůžu. Vzdal bych se tím všech mých práv souvisejích s mojí prací na titulcích a to autorský zákon neumožňuje <text:span text:style-name="T3"><text:s/></text:span><text:span text:style-name="T2">[ </text:span><text:span text:style-name="T3">§11- (4), §26 - (1) </text:span><text:span text:style-name="T2">]. </text:span><text:span text:style-name="T3">Proto jsem práci na titulcích zvěřejnil pod licencí <text:s/>CC Uveďte původ 4.0. </text:span></text:p>
      <text:p text:style-name="P1"><text:span text:style-name="T3"/></text:p>
      <text:p text:style-name="P1"><text:span text:style-name="T3">Moji práci na titulcíh jsem zvěrejnil pod touto CC licencí tak, že jsem do složky AJAHN BRAHM – TITULKY CZ nahrál soubor, který se jmenuje Oprávnění k použití za podmíne licence CC Uveďte původ 4.0. Tato licence (oprávnění) je neodvolatelná. Kdokoli teď může tyto titulky použít za podmínek, které popsány v tomto souboru. </text:span></text:p>
      <text:p text:style-name="P1"><text:span text:style-name="T3"/></text:p>
      <text:p text:style-name="P1"><text:span text:style-name="T3">Použití této licence má pro sdílení informací o Buddhové učení mnoho výhod. Více najdete na stránce Blog v článku Význam CC licencí pro </text:span><text:soft-page-break/><text:span text:style-name="T3">předávání Buddhova učení dalším generacím.</text:span></text:p>
      <text:p text:style-name="P1"/>
      <text:p text:style-name="P2">JAK SE ZAPOJIT <text:span text:style-name="T1">&amp; DISCORD</text:span></text:p>
      <text:p text:style-name="P4">Způsob, jakým bude možné se podílet na vytváření YouTube kanálu PANDITA CZ, <text:span text:style-name="T1">se bude postupem </text:span>času měnit. V článku Jak se zapojit na stránce BLOG vždy najdete aktuální instrukce.</text:p>
      <text:p text:style-name="P4"/>
      <text:p text:style-name="P4">Pokud byste se mi chtěli dát zpětnou vazbu či radu nebo byste měli nějaký dobrý nápad, určitě budu.</text:p>
      <text:p text:style-name="P6"/>
      <text:p text:style-name="P1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1T17:56:30.37</meta:creation-date>
    <dc:date>2021-06-02T20:33:52.91</dc:date>
    <meta:editing-duration>PT5H53M15S</meta:editing-duration>
    <meta:editing-cycles>3</meta:editing-cycles>
    <meta:generator>OpenOffice/4.1.5$Win32 OpenOffice.org_project/415m1$Build-9789</meta:generator>
    <meta:document-statistic meta:table-count="0" meta:image-count="0" meta:object-count="0" meta:page-count="2" meta:paragraph-count="10" meta:word-count="258" meta:character-count="1538"/>
  </office:meta>
</office:document-meta>
</file>